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36pt" fo:font-style="normal" style:text-underline-style="none" fo:font-weight="bold" officeooo:rsid="0003e1f6" officeooo:paragraph-rsid="0003e1f6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8pt" fo:font-style="normal" fo:font-weight="normal" officeooo:rsid="0003e1f6" officeooo:paragraph-rsid="0003e1f6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3e1f6"/>
    </style:style>
    <style:style style:name="P4" style:family="paragraph" style:parent-style-name="Standard">
      <style:paragraph-properties fo:text-align="start" style:justify-single-word="false"/>
      <style:text-properties officeooo:paragraph-rsid="00049549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style="normal" fo:font-weight="normal" officeooo:rsid="000639cf" officeooo:paragraph-rsid="000639c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639cf" officeooo:paragraph-rsid="000639cf"/>
    </style:style>
    <style:style style:name="P7" style:family="paragraph" style:parent-style-name="Standard">
      <style:paragraph-properties fo:text-align="start" style:justify-single-word="false"/>
      <style:text-properties style:font-name="Verdana" fo:font-size="22pt" fo:font-style="normal" fo:font-weight="bold" officeooo:rsid="000639cf" officeooo:paragraph-rsid="000639cf" style:font-size-asian="19.25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639cf"/>
    </style:style>
    <style:style style:name="P9" style:family="paragraph" style:parent-style-name="Standard">
      <style:paragraph-properties fo:text-align="start" style:justify-single-word="false"/>
      <style:text-properties officeooo:rsid="0006d653" officeooo:paragraph-rsid="0006d653"/>
    </style:style>
    <style:style style:name="P10" style:family="paragraph" style:parent-style-name="Standard">
      <style:paragraph-properties fo:text-align="start" style:justify-single-word="false"/>
      <style:text-properties officeooo:rsid="0008b861" officeooo:paragraph-rsid="0008b861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4pt" fo:font-style="normal" fo:font-weight="normal" officeooo:rsid="00049549" officeooo:paragraph-rsid="00093dd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fo:font-size="14pt" fo:font-style="normal" fo:font-weight="normal" officeooo:rsid="00049549" officeooo:paragraph-rsid="00093dd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93dd9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093dd9" officeooo:paragraph-rsid="00093dd9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049549" officeooo:paragraph-rsid="00093dd9"/>
    </style:style>
    <style:style style:name="P16" style:family="paragraph" style:parent-style-name="Standard">
      <style:paragraph-properties fo:text-align="start" style:justify-single-word="false"/>
      <style:text-properties officeooo:rsid="000a7bf1" officeooo:paragraph-rsid="000a7bf1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0a7bf1" officeooo:paragraph-rsid="000a7bf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0a7bf1" officeooo:paragraph-rsid="000dfa2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0f88ac" officeooo:paragraph-rsid="000f88a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22pt" fo:letter-spacing="normal" fo:font-style="normal" fo:font-weight="bold" officeooo:rsid="00155135" officeooo:paragraph-rsid="00155135" style:font-size-asian="22pt" style:font-style-asian="normal" style:font-weight-asian="bold" style:font-size-complex="2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155135" officeooo:paragraph-rsid="0015513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15d583" officeooo:paragraph-rsid="0015513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Verdana" fo:font-size="14pt" fo:letter-spacing="normal" fo:font-style="normal" fo:font-weight="normal" officeooo:rsid="0015d583" officeooo:paragraph-rsid="0015d58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Verdana" fo:font-size="14pt" fo:font-style="normal" fo:font-weight="normal" officeooo:rsid="0003e1f6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c9211e" loext:opacity="100%" style:font-name="Verdana" fo:font-size="14pt" fo:font-style="italic" fo:font-weight="bold" officeooo:rsid="0003e1f6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Verdana" fo:font-size="14pt" fo:font-style="italic" fo:font-weight="normal" officeooo:rsid="0003e1f6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Verdana" fo:font-size="14pt" fo:font-style="normal" fo:font-weight="normal" officeooo:rsid="000639cf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Verdana" fo:font-size="14pt" fo:font-style="italic" fo:font-weight="normal" officeooo:rsid="000639cf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Verdana" fo:font-size="14pt" fo:font-style="normal" fo:font-weight="normal" officeooo:rsid="00049549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Verdana" fo:font-size="14pt" fo:font-style="normal" fo:font-weight="normal" officeooo:rsid="000639c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font-name="Verdana" fo:font-size="14pt" fo:letter-spacing="normal" fo:font-style="normal" fo:font-weight="normal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0639cf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06d653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08b861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093dd9" style:font-size-asian="14pt" style:font-style-asian="normal" style:font-size-complex="14pt" style:font-style-complex="normal"/>
    </style:style>
    <style:style style:name="T14" style:family="text">
      <style:text-properties style:font-name="Verdana" fo:font-size="14pt" fo:font-style="normal" fo:font-weight="bold" officeooo:rsid="00049549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093dd9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font-name="Verdan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officeooo:rsid="000dfa29"/>
    </style:style>
    <style:style style:name="T18" style:family="text">
      <style:text-properties officeooo:rsid="000f88ac"/>
    </style:style>
    <style:style style:name="T19" style:family="text">
      <style:text-properties officeooo:rsid="001006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ladie à coronavirus</text:p>
      <text:p text:style-name="P2"/>
      <text:p text:style-name="P3"><text:span text:style-name="T1">La maladie à coronavirus 2019, communément appelée la ou le Covid-19 (acronyme de l'anglais </text:span><text:span text:style-name="T2">co</text:span><text:span text:style-name="T3">rona</text:span><text:span text:style-name="T2">vi</text:span><text:span text:style-name="T3">rus </text:span><text:span text:style-name="T2">d</text:span><text:span text:style-name="T3">isease 20</text:span><text:span text:style-name="T2">19</text:span><text:span text:style-name="T1">), est une maladie infectieuse</text:span><text:span text:style-name="T4"> du règne des </text:span><text:span text:style-name="T5">Orthocoronavirinae </text:span><text:span text:style-name="T4">(Coronavirus)</text:span></text:p>
      <text:p text:style-name="P4"><text:span text:style-name="T6"/></text:p>
      <text:p text:style-name="P4"><text:span text:style-name="T6">Le SARS CoV2 ou coronavirus 2 du syndrome respiratoire aigu sévère, est le virus responsable de la Covid-19</text:span><text:span text:style-name="T4">.</text:span></text:p>
      <text:p text:style-name="P5">______________________________________________________</text:p>
      <text:p text:style-name="P6"><text:span text:style-name="T7"/></text:p>
      <text:p text:style-name="P7">Fonctionnement d'un Virus</text:p>
      <text:p text:style-name="P8"><text:span text:style-name="T8">Un virus ne peut pas faire de copies de lui même, contrairement au bactéries. Un virus à besoin de s'attacher à une cellule "hôte". Les sortes de piques du virus se collent à la cellule. Il fusionne avec la cellule et envoie alors les données nécessaires à sa reproduction contenue dans l'ARN (</text:span><text:span text:style-name="T9">acide ribonucléique</text:span><text:span text:style-name="T10">)</text:span><text:span text:style-name="T11"> dans la cellule, qui se met alors à produire elle-même des virus. La cellule infectée continue alors à produire des virus jusqu'à ce qu'elle meure.</text:span></text:p>
      <text:p text:style-name="P8"><text:span text:style-name="T11"/></text:p>
      <text:p text:style-name="P9"><text:span text:style-name="T9">Le SARS CoV 2 peut se reproduire de cette manière plusieurs jours avant que l'organisme infecté ne montre de symptômes.</text:span><text:span text:style-name="T12"> ( de 2 jours à presque 2 semaines).</text:span></text:p>
      <text:p text:style-name="P10"><text:span text:style-name="T9">Cela ne prend que quelques heures au virus pour faire plus de 10 000 copies de lui même</text:span><text:span text:style-name="T13">, et en quelques jours, le corps peut contenir plusieurs millions de copies.</text:span></text:p>
      <text:p text:style-name="P11">______________________________________________________</text:p>
      <text:p text:style-name="P11"/>
      <text:p text:style-name="P11">Symptômes :</text:p>
      <text:list text:style-name="L1">
        <text:list-item>
          <text:p text:style-name="P12">Fièvre</text:p>
        </text:list-item>
        <text:list-item>
          <text:p text:style-name="P12">Toux</text:p>
        </text:list-item>
        <text:list-item>
          <text:p text:style-name="P12">Fatigue</text:p>
        </text:list-item>
        <text:list-item>
          <text:p text:style-name="P12">Gène respiratoire</text:p>
        </text:list-item>
        <text:list-item>
          <text:p text:style-name="P12">Syndrome de détresse respiratoire aigu (peut entraîner la mort surtout chez les personnes les plus fragiles)</text:p>
        </text:list-item>
        <text:list-item>
          <text:p text:style-name="P12">Une perte brute de l'odorat (anosmie) est un signe fréquent d'infection du SARS-CoV-2 </text:p>
        </text:list-item>
      </text:list>
      <text:p text:style-name="P13"><text:span text:style-name="T6"/></text:p>
      <text:p text:style-name="P13"><text:span text:style-name="T6">Le taux de formes asymptomatiques est estimé à près de 20 % des personnes infectées. Une proportion importante de personnes </text:span><text:soft-page-break/><text:span text:style-name="T6">infectées, notamment d'enfants, peu symptomatiques ou asymptomatiques peuvent néanmoins transmettre la maladie. De plus, chez les personnes symptomatiques, la contagiosité peut précéder les symptômes de 2 à 3 jours et apparaît </text:span><text:span text:style-name="T14">maximale</text:span><text:span text:style-name="T6"> durant les premiers jours de la maladie.</text:span></text:p>
      <text:p text:style-name="P14">______________________________________________________</text:p>
      <text:p text:style-name="P15"><text:span text:style-name="T15"/></text:p>
      <text:p text:style-name="P16"><text:span text:style-name="T15">L</text:span><text:span text:style-name="T16">a grande différence entre le COVID19 et les autres coronavirus et autres virus est sont taux d'infection particulièrement important.</text:span></text:p>
      <text:p text:style-name="P17">Cela est en partie du au fait que les protéines <text:s/>qui composent les piques plus épaisses du virus lui permettent de s'attacher beaucoup plus facilement aux cellules.</text:p>
      <text:p text:style-name="P16"><text:span text:style-name="T16"/></text:p>
      <text:p text:style-name="P17">Des chercheur ont remarqués que lors d'un infection de COVID 19, le corps pouvait parfois sur-réagir, pouvant occasionnellement entraîner la mort.</text:p>
      <text:p text:style-name="P16"><text:span text:style-name="T16"/></text:p>
      <text:p text:style-name="P17">Le SARS CoV 2 était similaire au SARS CoV 1 de 2003, mais celui était très différent, ne semblant pas avoir de point faible; c'est pourquoi la prévention a été très importante lors de la période 2020-2021, <text:span text:style-name="T17">car on ne connaissait pas de vaccin assez efficace.</text:span></text:p>
      <text:p text:style-name="P18">L'un des seuls moyens de lutter contre la maladie, et en fait un des meilleurs, était d’éviter le contact et la proximité entre les possibles hôtes du virus. </text:p>
      <text:p text:style-name="P18">Le SARS CoV 2 se propageait notamment par voie aérienne lorsqu'une personne parlait, toussait ou éternuait. Des virus était expulsés dans l'air et s'il n'atteignaient personne, leur durée de vie à l'air libre pouvait dépasser les 3 heures, <text:span text:style-name="T18">d’où l’intérêt du masque et de tousser et éternuer dans son coude.</text:span></text:p>
      <text:p text:style-name="P16"><text:span text:style-name="T16"/></text:p>
      <text:p text:style-name="P17">Le virus se propageait aussi par contact, restant sur les surfaces touchées et attendant patiemment lors prochaine victime, <text:span text:style-name="T18">d’où l’intérêt de se laver les mains.</text:span> Pour se "déplacer", les virus se posaient sur des animaux à sang et corps chaud comme les mammifères (chauves-souris, humains, et même animaux de compagnie) ou des oiseaux. Bien entendu, pas tous ces animaux étaient affectés comme nous humains.</text:p>
      <text:p text:style-name="P17"/>
      <text:p text:style-name="P19">Le virus se développe au dans les poumons, <text:span text:style-name="T19">et est surtout dangereux pour les personnes les plus fragiles comme les personnes âgées et personnes avec déjà des difficultés respiratoires.</text:span></text:p>
      <text:p text:style-name="P20"><text:soft-page-break/>Stats</text:p>
      <text:p text:style-name="P20"/>
      <text:p text:style-name="P21">Plus de 7 millions de décès dans le monde</text:p>
      <text:p text:style-name="P21">Plus de 160 000 en France</text:p>
      <text:p text:style-name="P22"/>
      <text:p text:style-name="P23">40 millions de cas en France</text:p>
      <text:p text:style-name="P23"/>
      <text:p text:style-name="P23">750 millions dans le monde en 20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4:46:23.743000000</meta:creation-date>
    <dc:date>2026-04-22T10:34:13.886691600</dc:date>
    <meta:editing-duration>PT7H11M10S</meta:editing-duration>
    <meta:editing-cycles>13</meta:editing-cycles>
    <meta:generator>LibreOffice/25.2.0.3$Windows_X86_64 LibreOffice_project/e1cf4a87eb02d755bce1a01209907ea5ddc8f069</meta:generator>
    <meta:document-statistic meta:table-count="0" meta:image-count="0" meta:object-count="0" meta:page-count="3" meta:paragraph-count="31" meta:word-count="604" meta:character-count="3820" meta:non-whitespace-character-count="3250"/>
  </office:meta>
</office:document-meta>
</file>